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serif" style:font-family-asian="serif" style:font-family-complex="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serif" style:font-family-asian="serif" style:font-family-complex="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5.00pt" fo:font-weight="normal" fo:font-family="sans-serif" style:font-family-asian="sans-serif" style:font-family-complex="sans-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serif" style:font-family-asian="serif" style:font-family-complex="serif"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serif" style:font-family-asian="serif" style:font-family-complex="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serif" style:font-family-asian="serif" style:font-family-complex="serif" fo:background-color="transparent" style:use-window-font-color="true"/>
    </style:style>
    <style:style style:name="T19" style:family="text">
      <style:text-properties fo:font-size="12.00pt" fo:font-weight="bold" fo:font-family="serif" style:font-family-asian="serif" style:font-family-complex="serif"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bold" fo:font-family="serif" style:font-family-asian="serif" style:font-family-complex="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serif" style:font-family-asian="serif" style:font-family-complex="serif" fo:background-color="transparent" style:use-window-font-color="true"/>
    </style:style>
    <style:style style:name="T24" style:family="text">
      <style:text-properties fo:font-size="12.00pt" fo:font-weight="bold" fo:font-family="serif" style:font-family-asian="serif" style:font-family-complex="serif" fo:background-color="transparent" style:use-window-font-color="true"/>
    </style:style>
    <style:style style:name="T25" style:family="text">
      <style:text-properties fo:font-size="12.00pt" fo:font-weight="normal" fo:font-family="serif" style:font-family-asian="serif" style:font-family-complex="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serif" style:font-family-asian="serif" style:font-family-complex="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style>
    <style:style style:name="T30" style:family="text">
      <style:text-properties fo:font-size="12.00pt" fo:font-weight="normal" fo:font-family="serif" style:font-family-asian="serif" style:font-family-complex="serif"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serif" style:font-family-asian="serif" style:font-family-complex="serif" fo:background-color="transparent" style:use-window-font-color="true"/>
    </style:style>
    <style:style style:name="T36" style:family="text">
      <style:text-properties fo:font-size="12.00pt" fo:font-weight="normal" fo:font-family="serif" style:font-family-asian="serif" style:font-family-complex="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ourier New'" style:font-family-asian="'Courier New'" style:font-family-complex="'Courier New'"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serif" style:font-family-asian="serif" style:font-family-complex="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ourier New'" style:font-family-asian="'Courier New'" style:font-family-complex="'Courier New'" fo:background-color="transparent" style:use-window-font-color="true"/>
    </style:style>
    <style:style style:name="T45" style:family="text">
      <style:text-properties fo:font-size="12.00pt" fo:font-weight="bold" fo:font-family="serif" style:font-family-asian="serif" style:font-family-complex="serif" fo:background-color="transparent" style:use-window-font-color="true"/>
    </style:style>
    <style:style style:name="T46" style:family="text">
      <style:text-properties fo:font-size="11.00pt" fo:font-weight="normal" fo:font-family="'Courier New'" style:font-family-asian="'Courier New'" style:font-family-complex="'Courier New'"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ourier New'" style:font-family-asian="'Courier New'" style:font-family-complex="'Courier New'" fo:background-color="transparent" style:use-window-font-color="true"/>
    </style:style>
    <style:style style:name="T49" style:family="text">
      <style:text-properties fo:font-size="11.00pt" fo:font-weight="normal" fo:font-family="'Courier New'" style:font-family-asian="'Courier New'" style:font-family-complex="'Courier New'" fo:background-color="transparent" style:use-window-font-color="true"/>
    </style:style>
    <style:style style:name="T50" style:family="text">
      <style:text-properties fo:font-size="12.00pt" fo:font-weight="bold" fo:font-family="serif" style:font-family-asian="serif" style:font-family-complex="serif" fo:background-color="transparent" style:use-window-font-color="true"/>
    </style:style>
    <style:style style:name="T51" style:family="text">
      <style:text-properties fo:font-size="11.00pt" fo:font-weight="normal" fo:font-family="'Courier New'" style:font-family-asian="'Courier New'" style:font-family-complex="'Courier New'" fo:background-color="transparent" style:use-window-font-color="true"/>
    </style:style>
    <style:style style:name="T52" style:family="text">
      <style:text-properties fo:font-size="11.00pt" fo:font-weight="normal" fo:font-family="'Courier New'" style:font-family-asian="'Courier New'" style:font-family-complex="'Courier New'"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ourier New'" style:font-family-asian="'Courier New'" style:font-family-complex="'Courier New'" fo:background-color="transparent" style:use-window-font-color="true"/>
    </style:style>
    <style:style style:name="T55" style:family="text">
      <style:text-properties fo:font-size="12.00pt" fo:font-weight="bold" fo:font-family="serif" style:font-family-asian="serif" style:font-family-complex="serif" fo:background-color="transparent" style:use-window-font-color="true"/>
    </style:style>
    <style:style style:name="T56" style:family="text">
      <style:text-properties fo:font-size="11.00pt" fo:font-weight="normal" fo:font-family="'Courier New'" style:font-family-asian="'Courier New'" style:font-family-complex="'Courier New'" fo:background-color="transparent" style:use-window-font-color="true"/>
    </style:style>
    <style:style style:name="T57" style:family="text">
      <style:text-properties fo:font-size="11.00pt" fo:font-weight="normal" fo:font-family="'Courier New'" style:font-family-asian="'Courier New'" style:font-family-complex="'Courier New'" fo:background-color="transparent" style:use-window-font-color="true"/>
    </style:style>
    <style:style style:name="T58" style:family="text">
      <style:text-properties fo:font-size="12.00pt" fo:font-weight="bold" fo:font-family="serif" style:font-family-asian="serif" style:font-family-complex="serif" fo:background-color="transparent" style:use-window-font-color="true"/>
    </style:style>
    <style:style style:name="T59" style:family="text">
      <style:text-properties fo:font-size="11.00pt" fo:font-weight="normal" fo:font-family="'Courier New'" style:font-family-asian="'Courier New'" style:font-family-complex="'Courier New'" fo:background-color="transparent" style:use-window-font-color="true"/>
    </style:style>
    <style:style style:name="T60" style:family="text">
      <style:text-properties fo:font-size="12.00pt" fo:font-weight="bold" fo:font-family="serif" style:font-family-asian="serif" style:font-family-complex="serif" fo:background-color="transparent" style:use-window-font-color="true"/>
    </style:style>
    <style:style style:name="T61" style:family="text">
      <style:text-properties fo:font-size="11.00pt" fo:font-weight="normal" fo:font-family="'Courier New'" style:font-family-asian="'Courier New'" style:font-family-complex="'Courier New'" fo:background-color="transparent" style:use-window-font-color="true"/>
    </style:style>
    <style:style style:name="T6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63" style:family="text">
      <style:text-properties fo:font-size="11.00pt" fo:font-weight="normal" fo:font-family="'Courier New'" style:font-family-asian="'Courier New'" style:font-family-complex="'Courier New'" fo:background-color="transparent" style:use-window-font-color="true"/>
    </style:style>
    <style:style style:name="T6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65" style:family="text">
      <style:text-properties fo:font-size="11.00pt" fo:font-weight="normal" fo:font-family="'Courier New'" style:font-family-asian="'Courier New'" style:font-family-complex="'Courier New'" fo:background-color="transparent" style:use-window-font-color="true"/>
    </style:style>
    <style:style style:name="T66" style:family="text">
      <style:text-properties fo:font-size="12.00pt" fo:font-weight="bold" fo:font-family="serif" style:font-family-asian="serif" style:font-family-complex="serif" fo:background-color="transparent" style:use-window-font-color="true"/>
    </style:style>
    <style:style style:name="T67" style:family="text">
      <style:text-properties fo:font-size="11.00pt" fo:font-weight="normal" fo:font-family="'Courier New'" style:font-family-asian="'Courier New'" style:font-family-complex="'Courier New'" fo:background-color="transparent" style:use-window-font-color="true"/>
    </style:style>
    <style:style style:name="T68"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69" style:family="text">
      <style:text-properties fo:font-size="11.00pt" fo:font-weight="normal" fo:font-family="'Courier New'" style:font-family-asian="'Courier New'" style:font-family-complex="'Courier New'" fo:background-color="transparent" style:use-window-font-color="true"/>
    </style:style>
    <style:style style:name="T70"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1" style:family="text">
      <style:text-properties fo:font-size="11.00pt" fo:font-weight="normal" fo:font-family="'Courier New'" style:font-family-asian="'Courier New'" style:font-family-complex="'Courier New'" fo:background-color="transparent" style:use-window-font-color="true"/>
    </style:style>
    <style:style style:name="T7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3" style:family="text">
      <style:text-properties fo:font-size="11.00pt" fo:font-weight="normal" fo:font-family="'Courier New'" style:font-family-asian="'Courier New'" style:font-family-complex="'Courier New'"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center">
        <style:tab-stops>
          <style:tab-stop style:position="481.85pt" style:type="center"/>
        </style:tab-stops>
      </style:paragraph-properties>
    </style:style>
    <style:style style:name="P3" style:family="paragraph">
      <style:paragraph-properties fo:line-height="100.00%" fo:text-align="center"/>
    </style:style>
    <style:style style:name="P4" style:family="paragraph">
      <style:paragraph-properties fo:line-height="100.00%" fo:text-align="center">
        <style:tab-stops>
          <style:tab-stop style:position="481.85pt" style:type="center"/>
        </style:tab-stops>
      </style:paragraph-properties>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justify" fo:margin-left="-18.00pt" fo:text-indent="18.00pt"/>
    </style:style>
    <style:style style:name="P7" style:family="paragraph">
      <style:paragraph-properties fo:line-height="100.00%" fo:text-align="justify"/>
    </style:style>
    <style:style style:name="P8" style:family="paragraph">
      <style:paragraph-properties fo:line-height="100.00%" fo:text-align="justify"/>
    </style:style>
    <style:style style:name="P9" style:family="paragraph">
      <style:paragraph-properties fo:line-height="100.00%" fo:text-align="center"/>
    </style:style>
    <style:style style:name="P10" style:family="paragraph">
      <style:paragraph-properties fo:line-height="100.00%" fo:text-align="justify"/>
    </style:style>
    <style:style style:name="P11" style:family="paragraph">
      <style:paragraph-properties fo:line-height="100.00%" fo:text-align="left"/>
    </style:style>
    <style:style style:name="P12" style:family="paragraph">
      <style:paragraph-properties fo:line-height="100.00%" fo:text-align="justify"/>
    </style:style>
    <style:style style:name="P13" style:family="paragraph">
      <style:paragraph-properties fo:line-height="100.00%" fo:text-align="left"/>
    </style:style>
    <style:style style:name="P14" style:family="paragraph">
      <style:paragraph-properties fo:line-height="100.00%" fo:text-align="justify"/>
    </style:style>
    <style:style style:name="P15" style:family="paragraph">
      <style:paragraph-properties fo:line-height="100.00%" fo:text-align="left"/>
    </style:style>
    <style:style style:name="TableColumn0100" style:family="table-column">
      <style:table-column-properties style:column-width="6.692361in"/>
    </style:style>
    <style:style style:name="Table01" style:family="table">
      <style:table-properties style:width="6.692361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vertical-align="center" fo:background-color="#ffffff"/>
    </style:style>
  </office:automatic-styles>
  <office:body>
    <office:text>
      <text:p text:style-name="P1"><text:span text:style-name="T1"/></text:p>
      <table:table table:style-name="Table01">
        <table:table-column table:style-name="TableColumn0100"/>
        <table:table-row table:style-name="TableRow0100">
          <table:table-cell table:style-name="TableCell010000">
            <text:p text:style-name="P3"><text:span text:style-name="T2">864742<text:s text:c="2"/>prakriti.nautiyal@tcs.com</text:span><text:span text:style-name="T3"/></text:p>
          </table:table-cell>
        </table:table-row>
      </table:table>
      <text:p text:style-name="P5"><text:span text:style-name="T3"/></text:p>
      <text:p text:style-name="P5"><text:span text:style-name="T4">TIBCO administration domain is a collection of users, machines, and TIBCO Business Works components that a TIBCO Administration Server monitors and manages. Some Point to be noted :</text:span></text:p>
      <text:p text:style-name="P5"><text:span text:style-name="T5"/></text:p>
      <text:list text:style-name="L6">
        <text:list-item>
          <text:p text:style-name="P6"><text:span text:style-name="T6">There is only one Administration Server for each administration domain.</text:span></text:p>
        </text:list-item>
        <text:list-item>
          <text:p text:style-name="P6"><text:span text:style-name="T6">Whenever multiple machines works in a distributed way, it is necessary that they all should belong to same Administration Domain. </text:span></text:p>
        </text:list-item>
      </text:list>
      <text:p text:style-name="P7"><text:span text:style-name="T7"/></text:p>
      <text:p text:style-name="P8"><text:span text:style-name="T8">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text:s text:c="2"/>machines. Each machine has TIBCO Runtime Agent installed and a TIBCO Hawk agent running. One machine has an adapter installed, another TIBCO<text:s text:c="2"/>BusinessWorks and the other machine has the administration server installed. The browser-based TIBCO Administrator GUI can be run from any machine, including machines not in the domain. <text:tab/></text:span></text:p>
      <text:p text:style-name="P8"><text:span text:style-name="T9"/></text:p>
      <text:p text:style-name="P9"><text:span text:style-name="T10"><text:s text:c="26"/>Figure 4 TIBCO Administration Domain</text:span></text:p>
      <text:p text:style-name="P10"><text:span text:style-name="T11"/></text:p>
      <text:p text:style-name="P11"><text:span text:style-name="T12">Administration Server</text:span></text:p>
      <text:p text:style-name="P11"><text:span text:style-name="T13"/></text:p>
      <text:p text:style-name="P12"><text:span text:style-name="T14">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15">’</text:span><text:span text:style-name="T16">s main responsibilities are to: </text:span></text:p>
      <text:p text:style-name="P12"><text:span text:style-name="T17"/></text:p>
      <text:p text:style-name="P12"><text:span text:style-name="T18">Manage data storage for the domain.Domain storage options are specified when creating the domain. For<text:s/></text:span><text:span text:style-name="T19">TIBCO Rendezvous administration domains, domain storage can be in a file-based repository, or in a database repository.<text:s/></text:span><text:span text:style-name="T20">For TIBCO Enterprise<text:s text:c="2"/></text:span><text:span text:style-name="T21">Message Service administration domains, domain storage must be in a database. </text:span></text:p>
      <text:p text:style-name="P13"><text:span text:style-name="T22"/></text:p>
      <text:p text:style-name="P14"><text:span text:style-name="T23">For TIBCO Rendezvous administration domains all transport options are available. The default application transp ort option is set when creating the domain and can be modified per application when deploying the application. For<text:s/></text:span><text:span text:style-name="T24">TIBCO Enterprise Message Service administration domains, applications are always deployed using the local transport option,</text:span><text:span text:style-name="T25"><text:s/>which sends data to the application’s target machine and allows the application to run independently of the administration server.</text:span></text:p>
      <text:p text:style-name="P15"><text:span text:style-name="T26"/></text:p>
      <text:p text:style-name="P15"><text:span text:style-name="T26"/></text:p>
      <text:p text:style-name="P15"><text:span text:style-name="T26"/></text:p>
      <text:p text:style-name="P15"><text:span text:style-name="T27">Create Folder in Desktop :</text:span></text:p>
      <text:p text:style-name="P15"><text:span text:style-name="T28"/></text:p>
      <text:p text:style-name="P15"><text:span text:style-name="T29">C:\Users\1101477\Desktop&gt;mkdir GitClone</text:span></text:p>
      <text:p text:style-name="P15"><text:span text:style-name="T29">C:\Users\1101477\Desktop&gt;cd GitClone</text:span></text:p>
      <text:p text:style-name="P15"><text:span text:style-name="T30"/></text:p>
      <text:p text:style-name="P15"><text:span text:style-name="T30">Step Two : Now We need to set Proxy in So that we can Download or Communicate with Git hub</text:span></text:p>
      <text:p text:style-name="P15"><text:span text:style-name="T30"><text:s/></text:span></text:p>
      <text:p text:style-name="P15"><text:span text:style-name="T31">C:\Users\1101477\Desktop\GitClone&gt;git config --global http.proxy<text:s/></text:span><text:a xlink:href="http://10.136.24.126:8080"><text:span text:style-name="T32">http://10.136.24.126:8080</text:span></text:a><text:span text:style-name="T33"/></text:p>
      <text:p text:style-name="P15"><text:span text:style-name="T34"/></text:p>
      <text:p text:style-name="P15"><text:span text:style-name="T34"/></text:p>
      <text:p text:style-name="P15"><text:span text:style-name="T35">Step Three :<text:s/></text:span><text:span text:style-name="T36">Check Out the Code using git clone Commnad </text:span></text:p>
      <text:p text:style-name="P15"><text:span text:style-name="T37"/></text:p>
      <text:p text:style-name="P15"><text:span text:style-name="T38">C:\Users\1101477\Desktop\GitClone&gt;git clone https://github.com/eramit86 96/ hello-world.git</text:span></text:p>
      <text:p text:style-name="P15"><text:span text:style-name="T39"/></text:p>
      <text:p text:style-name="P15"><text:span text:style-name="T40">Cloning into 'hello-world'...</text:span></text:p>
      <text:p text:style-name="P15"><text:span text:style-name="T40">remote: Counting objects: 9, done.</text:span></text:p>
      <text:p text:style-name="P15"><text:span text:style-name="T40">remote: Compressing objects: 100% (6/6), done.</text:span></text:p>
      <text:p text:style-name="P15"><text:span text:style-name="T40">remote: Total 9 (delta 1), reused 3 (delta 0), pack-reused 0</text:span></text:p>
      <text:p text:style-name="P15"><text:span text:style-name="T40">Unpacking objects: 100% (9/9), done.</text:span></text:p>
      <text:p text:style-name="P15"><text:span text:style-name="T40">Checking connectivity... done.</text:span></text:p>
      <text:p text:style-name="P15"><text:span text:style-name="T41"/></text:p>
      <text:p text:style-name="P15"><text:span text:style-name="T42">Step Four :<text:s text:c="2"/></text:span><text:span text:style-name="T43">Now make Chenges in File "New OpenDocument Text.odt"<text:s text:c="2"/>that reside in </text:span></text:p>
      <text:p text:style-name="P15"><text:span text:style-name="T44">C:\Users\1101477\Desktop\GitClone\hello-world folder and Save the file</text:span></text:p>
      <text:p text:style-name="P15"><text:span text:style-name="T44"/></text:p>
      <text:p text:style-name="P15"><text:span text:style-name="T45">Step Five :<text:s/></text:span><text:span text:style-name="T46">Now go to hello-world Directory using command prompt<text:s/></text:span><text:span text:style-name="T47"/></text:p>
      <text:p text:style-name="P15"><text:span text:style-name="T47"><text:s text:c="2"/></text:span><text:span text:style-name="T48">C:\Users\1101477\Desktop\GitClone&gt;cd hello-world</text:span></text:p>
      <text:p text:style-name="P15"><text:span text:style-name="T48"><text:s/></text:span><text:span text:style-name="T49">C:\Users\1101477\Desktop\GitClone\hello-world&gt;</text:span></text:p>
      <text:p text:style-name="P15"><text:span text:style-name="T49"/></text:p>
      <text:p text:style-name="P15"><text:span text:style-name="T50">Step Six :<text:s text:c="2"/></text:span><text:span text:style-name="T51">Now Give Commang git status. TO Check Which File you have Changed</text:span><text:span text:style-name="T52"/></text:p>
      <text:p text:style-name="P15"><text:span text:style-name="T53"/></text:p>
      <text:p text:style-name="P15"><text:span text:style-name="T54">C:\Users\1101477\Desktop\GitClone\hello-world&gt;git status</text:span></text:p>
      <text:p text:style-name="P15"><text:span text:style-name="T54">On branch master</text:span></text:p>
      <text:p text:style-name="P15"><text:span text:style-name="T54">Your branch is up-to-date with 'origin/master'.</text:span></text:p>
      <text:p text:style-name="P15"><text:span text:style-name="T54"/></text:p>
      <text:p text:style-name="P15"><text:span text:style-name="T54">Changes to be committed:</text:span></text:p>
      <text:p text:style-name="P15"><text:span text:style-name="T54"><text:s text:c="2"/>(use "git reset HEAD &lt;file&gt;..." to unstage)</text:span></text:p>
      <text:p text:style-name="P15"><text:span text:style-name="T54"/></text:p>
      <text:p text:style-name="P15"><text:span text:style-name="T54"><text:s text:c="8"/>modified:<text:s text:c="3"/>New OpenDocument Text.odt</text:span></text:p>
      <text:p text:style-name="P15"><text:span text:style-name="T54"/></text:p>
      <text:p text:style-name="P15"><text:span text:style-name="T55">Step Seven :<text:s text:c="2"/></text:span><text:span text:style-name="T56">Now Give Commang git status. TO Check Which File you have Changed</text:span><text:span text:style-name="T57"/></text:p>
      <text:p text:style-name="P15"><text:span text:style-name="T57"/></text:p>
      <text:p text:style-name="P15"><text:span text:style-name="T57">C:\Users\1101477\Desktop\GitClone\hello-world&gt;git add "New OpenDocument Text.odt</text:span></text:p>
      <text:p text:style-name="P15"><text:span text:style-name="T57"/></text:p>
      <text:p text:style-name="P15"><text:span text:style-name="T57">git commit m ""</text:span></text:p>
      <text:p text:style-name="P15"><text:span text:style-name="T57"/></text:p>
      <text:p text:style-name="P15"><text:span text:style-name="T57"/></text:p>
      <text:p text:style-name="P15"><text:span text:style-name="T58">Step Eight<text:s text:c="2"/>:<text:s text:c="2"/>Check Status</text:span></text:p>
      <text:p text:style-name="P15"><text:span text:style-name="T59"/></text:p>
      <text:p text:style-name="P15"><text:span text:style-name="T59">C:\Users\1101477\Desktop\GitClone\hello-world&gt;git status</text:span></text:p>
      <text:p text:style-name="P15"><text:span text:style-name="T59">On branch master</text:span></text:p>
      <text:p text:style-name="P15"><text:span text:style-name="T59">Your branch is ahead of 'origin/master' by 1 commit.</text:span></text:p>
      <text:p text:style-name="P15"><text:span text:style-name="T59"><text:s text:c="2"/>(use "git push" to publish your local commits)</text:span></text:p>
      <text:p text:style-name="P15"><text:span text:style-name="T59"/></text:p>
      <text:p text:style-name="P15"><text:span text:style-name="T59">nothing to commit, working directory clean</text:span></text:p>
      <text:p text:style-name="P15"><text:span text:style-name="T59"/></text:p>
      <text:p text:style-name="P15"><text:span text:style-name="T60">Step Eight<text:s text:c="2"/>:<text:s text:c="2"/>Check remote</text:span></text:p>
      <text:p text:style-name="P15"><text:span text:style-name="T61"/></text:p>
      <text:p text:style-name="P15"><text:span text:style-name="T61">C:\Users\1101477\Desktop\GitClone\hello-world&gt;git remote -v</text:span></text:p>
      <text:p text:style-name="P15"><text:span text:style-name="T61">origin<text:s text:c="2"/></text:span><text:a xlink:href="https://github.com/eramit8696/hello-world.git"><text:span text:style-name="T62">https://github.com/eramit8696/hello-world.git</text:span></text:a><text:span text:style-name="T63"><text:s/>(fetch)</text:span></text:p>
      <text:p text:style-name="P15"><text:span text:style-name="T63">origin<text:s text:c="2"/></text:span><text:a xlink:href="https://github.com/eramit8696/hello-world.git"><text:span text:style-name="T64">https://github.com/eramit8696/hello-world.git</text:span></text:a><text:span text:style-name="T65"><text:s/>(push)</text:span></text:p>
      <text:p text:style-name="P15"><text:span text:style-name="T65"/></text:p>
      <text:p text:style-name="P15"><text:span text:style-name="T66">Step Eight<text:s text:c="2"/>:<text:s text:c="2"/>Push data On Server</text:span></text:p>
      <text:p text:style-name="P15"><text:span text:style-name="T66"/></text:p>
      <text:p text:style-name="P15"><text:span text:style-name="T67">C:\Users\1101477\Desktop\GitClone\hello-world&gt;git push origin</text:span></text:p>
      <text:p text:style-name="P15"><text:span text:style-name="T67">warning: push.default is unset; its implicit value is changing in</text:span></text:p>
      <text:p text:style-name="P15"><text:span text:style-name="T67">Git 2.0 from 'matching' to 'simple'. To squelch this message</text:span></text:p>
      <text:p text:style-name="P15"><text:span text:style-name="T67">and maintain the current behavior after the default changes, use:</text:span></text:p>
      <text:p text:style-name="P15"><text:span text:style-name="T67"/></text:p>
      <text:p text:style-name="P15"><text:span text:style-name="T67"><text:s text:c="2"/>git config --global push.default matching</text:span></text:p>
      <text:p text:style-name="P15"><text:span text:style-name="T67"/></text:p>
      <text:p text:style-name="P15"><text:span text:style-name="T67">To squelch this message and adopt the new behavior now, use:</text:span></text:p>
      <text:p text:style-name="P15"><text:span text:style-name="T67"/></text:p>
      <text:p text:style-name="P15"><text:span text:style-name="T67"><text:s text:c="2"/>git config --global push.default simple</text:span></text:p>
      <text:p text:style-name="P15"><text:span text:style-name="T67"/></text:p>
      <text:p text:style-name="P15"><text:span text:style-name="T67">When push.default is set to 'matching', git will push local branches</text:span></text:p>
      <text:p text:style-name="P15"><text:span text:style-name="T67">to the remote branches that already exist with the same name.</text:span></text:p>
      <text:p text:style-name="P15"><text:span text:style-name="T67"/></text:p>
      <text:p text:style-name="P15"><text:span text:style-name="T67">In Git 2.0, Git will default to the more conservative 'simple'</text:span></text:p>
      <text:p text:style-name="P15"><text:span text:style-name="T67">behavior, which only pushes the current branch to the corresponding</text:span></text:p>
      <text:p text:style-name="P15"><text:span text:style-name="T67">remote branch that 'git pull' uses to update the current branch.</text:span></text:p>
      <text:p text:style-name="P15"><text:span text:style-name="T67"/></text:p>
      <text:p text:style-name="P15"><text:span text:style-name="T67">See 'git help config' and search for 'push.default' for further information.</text:span></text:p>
      <text:p text:style-name="P15"><text:span text:style-name="T67">(the 'simple' mode was introduced in Git 1.7.11. Use the similar mode</text:span></text:p>
      <text:p text:style-name="P15"><text:span text:style-name="T67">'current' instead of 'simple' if you sometimes use older versions of Git)</text:span></text:p>
      <text:p text:style-name="P15"><text:span text:style-name="T67"/></text:p>
      <text:p text:style-name="P15"><text:span text:style-name="T67">Username for '</text:span><text:a xlink:href="https://github.com"><text:span text:style-name="T68">https://github.com</text:span></text:a><text:span text:style-name="T69">': eramit8696</text:span></text:p>
      <text:p text:style-name="P15"><text:span text:style-name="T69">Password for '</text:span><text:a xlink:href="https://eramit8696@github.com"><text:span text:style-name="T70">https://eramit8696@github.com</text:span></text:a><text:span text:style-name="T71">':</text:span></text:p>
      <text:p text:style-name="P15"><text:span text:style-name="T71">Counting objects: 5, done.</text:span></text:p>
      <text:p text:style-name="P15"><text:span text:style-name="T71">Delta compression using up to 4 threads.</text:span></text:p>
      <text:p text:style-name="P15"><text:span text:style-name="T71">Compressing objects: 100% (3/3), done.</text:span></text:p>
      <text:p text:style-name="P15"><text:span text:style-name="T71">Writing objects: 100% (3/3), 36.46 KiB | 0 bytes/s, done.</text:span></text:p>
      <text:p text:style-name="P15"><text:span text:style-name="T71">Total 3 (delta 0), reused 0 (delta 0)</text:span></text:p>
      <text:p text:style-name="P15"><text:span text:style-name="T71">To<text:s/></text:span><text:a xlink:href="https://github.com/eramit8696/hello-world.git"><text:span text:style-name="T72">https://github.com/eramit8696/hello-world.git</text:span></text:a><text:span text:style-name="T73"/></text:p>
      <text:p text:style-name="P15"><text:span text:style-name="T73"><text:s text:c="3"/>df1dccf..a2eb3dd<text:s text:c="2"/>master -&gt; master</text:span></text:p>
      <text:p text:style-name="P15"><text:span text:style-name="T73"/></text:p>
      <text:p text:style-name="P15"><text:span text:style-name="T73"/></text:p>
      <text:p text:style-name="P15"><text:span text:style-name="T73"/></text:p>
      <text:p text:style-name="P15"><text:span text:style-name="T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